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80000020D618D05F16225E6A8.png" manifest:media-type="image/png"/>
  <manifest:file-entry manifest:full-path="Pictures/10000201000003A900000211C05ABF61ED1F8A93.png" manifest:media-type="image/png"/>
  <manifest:file-entry manifest:full-path="Pictures/10000201000003C00000021C46076EA2496266FB.png" manifest:media-type="image/png"/>
  <manifest:file-entry manifest:full-path="Pictures/10000201000003AE000001B49C2D5C7D913912A1.png" manifest:media-type="image/png"/>
  <manifest:file-entry manifest:full-path="Pictures/10000201000004FF000002CD016EB89ACA4CD898.png" manifest:media-type="image/png"/>
  <manifest:file-entry manifest:full-path="Pictures/100000000000044A0000044A1EE2061660294DDC.png" manifest:media-type="image/png"/>
  <manifest:file-entry manifest:full-path="Pictures/10000000000000DC000000A5FF7DB3648FB8C864.jpg" manifest:media-type="image/jpeg"/>
  <manifest:file-entry manifest:full-path="Pictures/10000201000004EB00000289E62867B07AB140AB.png" manifest:media-type="image/png"/>
  <manifest:file-entry manifest:full-path="Pictures/100002010000012C0000012C0D31B2917FED2696.png" manifest:media-type="image/png"/>
  <manifest:file-entry manifest:full-path="Pictures/1000000000000467000004677CD48116FCE6B0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fo:font-size="2.90000009536743pt" style:font-size-asian="2.90000009536743pt" style:font-size-complex="2.90000009536743pt"/>
    </style:style>
    <style:style style:name="T5" style:family="text">
      <style:text-properties fo:font-size="4.40000009536743pt" style:font-size-asian="4.40000009536743pt" style:font-size-complex="4.40000009536743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112cm" svg:height="4.043cm" svg:x="20.066cm" svg:y="0.762cm">
          <draw:text-box>
            <text:p><text:span text:style-name="T1"><text:a xlink:href="https://globalchanges.github.io/PosterExplorer/external?url=https://orcid.org/0000-0001-6819-2764" xlink:type="simple">Glaser, R.</text:a></text:span><text:span text:style-name="T1">; </text:span><text:span text:style-name="T1"><text:a xlink:href="https://globalchanges.github.io/PosterExplorer/external?url=https://orcid.org/0000-0001-8571-2821" xlink:type="simple">Kahle, M</text:a></text:span><text:span text:style-name="T1">. 2020:</text:span></text:p>
            <text:p><text:span text:style-name="T1">Reconstructions of droughts in Germany since 1500 – combining hermeneutic information and instrumental records in historical and modern perspectives</text:span></text:p>
            <text:p><text:span text:style-name="T1">Climate of the Past </text:span></text:p>
            <text:p><text:span text:style-name="T1">DOI: </text:span><text:span text:style-name="T1"><text:a xlink:href="https://globalchanges.github.io/PosterExplorer/external?url=https://doi.org/10.5194/cp-16-1207-2020" xlink:type="simple">10.5194/cp-16-1207-2020</text:a></text:span></text:p>
          </draw:text-box>
        </draw:frame>
        <draw:frame draw:style-name="gr2" draw:text-style-name="P2" draw:layer="layout" svg:width="6.575cm" svg:height="3.389cm" svg:x="2.286cm" svg:y="1.016cm">
          <draw:image xlink:href="Pictures/10000201000004EB00000289E62867B07AB140AB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youtube=RaylM9RBUZA&amp;size=60&amp;autoplay=1&amp;loop=1" xlink:type="simple" xlink:show="embed" xlink:actuate="onRequest"/>
          </office:event-listeners>
        </draw:frame>
        <draw:frame draw:style-name="gr2" draw:text-style-name="P2" draw:layer="layout" svg:width="6.72cm" svg:height="3.767cm" svg:x="10.922cm" svg:y="0.762cm">
          <draw:image xlink:href="Pictures/10000201000004FF000002CD016EB89ACA4CD898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youtube=Ya_6KsrTeqw&amp;size=40" xlink:type="simple" xlink:show="embed" xlink:actuate="onRequest"/>
          </office:event-listeners>
        </draw:frame>
        <draw:frame draw:style-name="gr2" draw:text-style-name="P2" draw:layer="layout" svg:width="5.102cm" svg:height="3.827cm" svg:x="3.28cm" svg:y="10.922cm">
          <draw:image xlink:href="Pictures/10000000000000DC000000A5FF7DB3648FB8C864.jp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url=https://de.wikipedia.org/wiki/Desertifikation" xlink:type="simple" xlink:show="embed" xlink:actuate="onRequest"/>
          </office:event-listeners>
        </draw:frame>
        <draw:frame draw:style-name="gr2" draw:text-style-name="P2" draw:layer="layout" svg:width="3.921cm" svg:height="3.921cm" svg:x="21.336cm" svg:y="10.811cm">
          <draw:image xlink:href="Pictures/100002010000012C0000012C0D31B2917FED2696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url=https://de.wikipedia.org/wiki/Dürre&amp;size=50" xlink:type="simple" xlink:show="embed" xlink:actuate="onRequest"/>
          </office:event-listeners>
        </draw:frame>
        <draw:frame draw:style-name="gr3" draw:text-style-name="P1" draw:layer="layout" svg:width="8.442cm" svg:height="1.352cm" svg:x="19.558cm" svg:y="5.08cm">
          <draw:text-box>
            <text:p><text:span text:style-name="T2"><text:a xlink:href="https://globalchanges.github.io/PosterExplorer/external?url=https://orcid.org/0000-0001-8571-2821" xlink:type="simple">https://globalchanges.github.io/PosterExplorer/external?url=https://orcid.org/0000-0001-8571-2821</text:a></text:span></text:p>
            <text:p><text:span text:style-name="T2"><text:a xlink:href="https://globalchanges.github.io/PosterExplorer/external?url=https://doi.org/10.5194/cp-16-1207-2020" xlink:type="simple">https://globalchanges.github.io/PosterExplorer/external?url=https://doi.org/10.5194/cp-16-1207-2020</text:a></text:span></text:p>
            <text:p/>
          </draw:text-box>
        </draw:frame>
        <draw:frame draw:style-name="gr4" draw:text-style-name="P1" draw:layer="layout" svg:width="8.591cm" svg:height="0.683cm" svg:x="10.459cm" svg:y="4.733cm">
          <draw:text-box>
            <text:p><text:span text:style-name="T3"><text:a xlink:href="https://globalchanges.github.io/PosterExplorer/external?youtube=Ya_6KsrTeqw&amp;size=40" xlink:type="simple">https://globalchanges.github.io/PosterExplorer/external?youtube=Ya_6KsrTeqw&amp;size=40</text:a></text:span></text:p>
            <text:p><text:span text:style-name="T3"/></text:p>
          </draw:text-box>
        </draw:frame>
        <draw:frame draw:style-name="gr5" draw:text-style-name="P1" draw:layer="layout" svg:width="11.176cm" svg:height="0.467cm" svg:x="2.032cm" svg:y="14.986cm">
          <draw:text-box>
            <text:p><text:span text:style-name="T3"><text:a xlink:href="https://globalchanges.github.io/PosterExplorer/external?url=https://de.wikipedia.org/wiki/Desertifikation" xlink:type="simple">Https://globalchanges.github.io/PosterExplorer/external?url=https://de.wikipedia.org/wiki/Desertifikation</text:a></text:span></text:p>
          </draw:text-box>
        </draw:frame>
        <draw:frame draw:style-name="gr6" draw:text-style-name="P1" draw:layer="layout" svg:width="9.398cm" svg:height="0.446cm" svg:x="18.034cm" svg:y="14.856cm">
          <draw:text-box>
            <text:p><text:span text:style-name="T2"><text:a xlink:href="https://globalchanges.github.io/PosterExplorer/external?size=50&amp;url=https://de.wikipedia.org/wiki/Dürre" xlink:type="simple">https://globalchanges.github.io/PosterExplorer/external?size=50&amp;url=https://de.wikipedia.org/wiki/D%C3%BCrre</text:a></text:span></text:p>
          </draw:text-box>
        </draw:frame>
        <draw:frame draw:style-name="gr2" draw:text-style-name="P2" draw:layer="layout" svg:width="3.032cm" svg:height="3.032cm" svg:x="20.127cm" svg:y="6.432cm">
          <draw:image xlink:href="Pictures/1000000000000467000004677CD48116FCE6B02A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40&amp;url=https://taz.de/Hydrologe-ueber-Duerreperiode-2020/!5693923/" xlink:type="simple" xlink:show="embed" xlink:actuate="onRequest"/>
          </office:event-listeners>
        </draw:frame>
        <draw:frame draw:style-name="gr2" draw:text-style-name="P2" draw:layer="layout" svg:width="3.255cm" svg:height="3.255cm" svg:x="23.667cm" svg:y="6.479cm">
          <draw:image xlink:href="Pictures/100000000000044A0000044A1EE2061660294DDC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60&amp;url=https://web.archive.org/web/20200818173311/https://taz.de/Hydrologe-ueber-Duerreperiode-2020/!5693923/" xlink:type="simple" xlink:show="embed" xlink:actuate="onRequest"/>
          </office:event-listeners>
        </draw:frame>
        <draw:frame draw:style-name="gr7" draw:text-style-name="P3" draw:layer="layout" svg:width="8.636cm" svg:height="1.19cm" svg:x="19.304cm" svg:y="10.174cm">
          <draw:text-box>
            <text:p><text:span text:style-name="T4"><text:a xlink:href="https://globalchanges.github.io/PosterExplorer/external?size=40&amp;url=https://taz.de/Hydrologe-ueber-Duerreperiode-2020/!5693923/" xlink:type="simple">https://globalchanges.github.io/PosterExplorer/external?size=40&amp;url=https://taz.de/Hydrologe-ueber-Duerreperiode-2020/!5693923/</text:a></text:span></text:p>
            <text:p><text:span text:style-name="T4"><text:a xlink:href="https://globalchanges.github.io/PosterExplorer/external?size=60&amp;url=https://web.archive.org/web/20200818173311/https://taz.de/Hydrologe-ueber-Duerreperiode-2020/!5693923/" xlink:type="simple">https://globalchanges.github.io/PosterExplorer/external?size=60&amp;url=https://web.archive.org/web/20200818173311/https://taz.de/Hydrologe-ueber-Duerreperiode-2020/!5693923/</text:a></text:span></text:p>
            <text:p/>
          </draw:text-box>
        </draw:frame>
        <draw:frame draw:style-name="gr8" draw:text-style-name="P1" draw:layer="layout" svg:width="8.382cm" svg:height="0.425cm" svg:x="2.032cm" svg:y="4.642cm">
          <draw:text-box>
            <text:p><text:span text:style-name="T5"><text:a xlink:href="https://globalchanges.github.io/PosterExplorer/external?youtube=RaylM9RBUZA&amp;size=60&amp;autoplay=1&amp;loop=1" xlink:type="simple">Https://globalchanges.github.io/PosterExplorer/external?youtube=RaylM9RBUZA&amp;size=60&amp;autoplay=1&amp;loop=1</text:a></text:span></text:p>
          </draw:text-box>
        </draw:frame>
        <draw:frame draw:style-name="gr2" draw:text-style-name="P2" draw:layer="layout" svg:width="6.116cm" svg:height="2.831cm" svg:x="2.642cm" svg:y="5.805cm">
          <draw:image xlink:href="Pictures/10000201000003AE000001B49C2D5C7D913912A1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tib=45206&amp;size=40" xlink:type="simple" xlink:show="embed" xlink:actuate="onRequest"/>
          </office:event-listeners>
        </draw:frame>
        <draw:frame draw:style-name="gr9" draw:text-style-name="P1" draw:layer="layout" svg:width="8.128cm" svg:height="0.489cm" svg:x="2.286cm" svg:y="9.144cm">
          <draw:text-box>
            <text:p><text:span text:style-name="T6"><text:a xlink:href="https://globalchanges.github.io/PosterExplorer/external?tib=45206&amp;size=40" xlink:type="simple">https://globalchanges.github.io/PosterExplorer/external?tib=45206&amp;size=40</text:a></text:span></text:p>
          </draw:text-box>
        </draw:frame>
        <draw:frame draw:style-name="gr2" draw:text-style-name="P2" draw:layer="layout" svg:width="4.77cm" svg:height="2.683cm" svg:x="11.994cm" svg:y="5.953cm">
          <draw:image xlink:href="Pictures/10000201000003C00000021C46076EA2496266FB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vimeo=27583238&amp;size=40" xlink:type="simple" xlink:show="embed" xlink:actuate="onRequest"/>
          </office:event-listeners>
        </draw:frame>
        <draw:frame draw:style-name="gr5" draw:text-style-name="P1" draw:layer="layout" svg:width="7.62cm" svg:height="0.467cm" svg:x="10.713cm" svg:y="9.144cm">
          <draw:text-box>
            <text:p><text:span text:style-name="T3"><text:a xlink:href="https://globalchanges.github.io/PosterExplorer/external?vimeo=27583238&amp;size=40" xlink:type="simple">https://globalchanges.github.io/PosterExplorer/external?vimeo=27583238&amp;size=40</text:a></text:span></text:p>
          </draw:text-box>
        </draw:frame>
        <draw:frame draw:style-name="gr2" draw:text-style-name="P2" draw:layer="layout" svg:width="3.6cm" svg:height="2.032cm" svg:x="9.608cm" svg:y="10.414cm">
          <draw:image xlink:href="Pictures/10000201000003A900000211C05ABF61ED1F8A93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dailymotion=x7whrdz&amp;size=80" xlink:type="simple" xlink:show="embed" xlink:actuate="onRequest"/>
          </office:event-listeners>
        </draw:frame>
        <draw:frame draw:style-name="gr5" draw:text-style-name="P1" draw:layer="layout" svg:width="7.874cm" svg:height="0.467cm" svg:x="10.314cm" svg:y="13.716cm">
          <draw:text-box>
            <text:p><text:span text:style-name="T3"><text:a xlink:href="https://globalchanges.github.io/PosterExplorer/external?dailymotion=x6xlkpu&amp;size=80" xlink:type="simple">https://globalchanges.github.io/PosterExplorer/external?dailymotion=x6xlkpu&amp;size=80</text:a></text:span></text:p>
          </draw:text-box>
        </draw:frame>
        <draw:frame draw:style-name="gr2" draw:text-style-name="P2" draw:layer="layout" svg:width="3.5cm" svg:height="1.963cm" svg:x="13.97cm" svg:y="10.414cm">
          <draw:image xlink:href="Pictures/10000201000003A80000020D618D05F16225E6A8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30&amp;allow=autoplay&amp;iframe=https://www.dailymotion.com/embed/video/x7ynpew?autoplay=1" xlink:type="simple" xlink:show="embed" xlink:actuate="onRequest"/>
          </office:event-listeners>
        </draw:frame>
        <draw:frame draw:style-name="gr8" draw:text-style-name="P1" draw:layer="layout" svg:width="11.938cm" svg:height="0.425cm" svg:x="8.89cm" svg:y="14.224cm">
          <draw:text-box>
            <text:p><text:span text:style-name="T5"><text:a xlink:href="https://globalchanges.github.io/PosterExplorer/external?size=30&amp;allow=autoplay&amp;iframe=https://www.dailymotion.com/embed/video/x7ynpew?autoplay=1" xlink:type="simple">https://globalchanges.github.io/PosterExplorer/external?size=30&amp;allow=autoplay&amp;iframe=https://www.dailymotion.com/embed/video/x7ynpew?autoplay=1</text:a></text:span></text:p>
          </draw:text-box>
        </draw:frame>
        <draw:frame draw:style-name="gr10" draw:text-style-name="P1" draw:layer="layout" svg:width="0.502cm" svg:height="1.187cm" svg:x="14.986cm" svg:y="15.494cm">
          <draw:text-box>
            <text:p/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09:10:48.101503735</meta:creation-date>
    <dc:date>2021-02-19T14:48:05.425528917</dc:date>
    <meta:editing-duration>PT47M56S</meta:editing-duration>
    <meta:editing-cycles>6</meta:editing-cycles>
    <meta:generator>LibreOffice/6.0.7.3$Linux_X86_64 LibreOffice_project/00m0$Build-3</meta:generator>
    <meta:document-statistic meta:object-count="45"/>
  </office:meta>
</office:document-meta>
</file>